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Default">
      <style:text-properties fo:color="#000000" loext:opacity="100%"/>
    </style:style>
    <style:style style:name="P2" style:family="paragraph" style:parent-style-name="Default">
      <style:paragraph-properties fo:text-align="center" style:justify-single-word="false"/>
    </style:style>
    <style:style style:name="P3" style:family="paragraph" style:parent-style-name="Default">
      <style:paragraph-properties fo:text-align="center" style:justify-single-word="false"/>
      <style:text-properties officeooo:rsid="00169fa5" officeooo:paragraph-rsid="00169fa5"/>
    </style:style>
    <style:style style:name="P4" style:family="paragraph" style:parent-style-name="Standard">
      <style:paragraph-properties fo:text-align="end" style:justify-single-word="false"/>
      <style:text-properties officeooo:rsid="00169fa5" officeooo:paragraph-rsid="00169fa5"/>
    </style:style>
    <style:style style:name="P5" style:family="paragraph" style:parent-style-name="Standard">
      <style:paragraph-properties fo:text-align="center" style:justify-single-word="false"/>
      <style:text-properties fo:font-size="36pt" officeooo:rsid="00169fa5" officeooo:paragraph-rsid="00169fa5" style:font-size-asian="31.5pt" style:font-size-complex="36pt"/>
    </style:style>
    <style:style style:name="P6" style:family="paragraph" style:parent-style-name="Standard">
      <style:paragraph-properties fo:text-align="center" style:justify-single-word="false"/>
      <style:text-properties fo:font-size="12pt" officeooo:rsid="00169fa5" officeooo:paragraph-rsid="00169fa5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69fa5" officeooo:paragraph-rsid="00169fa5" style:font-size-asian="10.5pt" style:font-size-complex="12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44pt" style:font-size-asian="44pt"/>
    </style:style>
    <style:style style:name="T3" style:family="text">
      <style:text-properties fo:color="#000000" loext:opacity="100%" fo:font-size="44pt" officeooo:rsid="00169fa5" style:font-size-asian="44pt"/>
    </style:style>
    <style:style style:name="T4" style:family="text">
      <style:text-properties fo:color="#000000" loext:opacity="100%" style:text-line-through-style="none" style:text-line-through-type="none" fo:font-size="44pt" style:text-underline-style="none" style:font-size-asian="44pt"/>
    </style:style>
    <style:style style:name="T5" style:family="text">
      <style:text-properties fo:color="#000000" loext:opacity="100%" style:text-line-through-style="none" style:text-line-through-type="none" fo:font-size="22pt" style:text-underline-style="none" style:font-size-asian="22pt"/>
    </style:style>
    <style:style style:name="T6" style:family="text">
      <style:text-properties fo:color="#000000" loext:opacity="100%" style:text-line-through-style="none" style:text-line-through-typ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02.04.2025 r.</text:p>
      <text:p text:style-name="P4">Olszty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 loext:marker-style-name="T1"/>
      <text:p text:style-name="P2" loext:marker-style-name="T4"><text:span text:style-name="T1"><text:s/></text:span><text:span text:style-name="T2">Sprawozdanie </text:span><text:span text:style-name="T3">4</text:span></text:p>
      <text:p text:style-name="P3" loext:marker-style-name="T5"><text:span text:style-name="T5">Diagramy klas</text:span></text:p>
      <text:p text:style-name="P5"><text:span text:style-name="T5">Tytuł projektu: Park rozrywki</text:span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6"><text:span text:style-name="T6"/></text:p>
      <text:p text:style-name="P6"><text:span text:style-name="T6"/></text:p>
      <text:p text:style-name="P6"><text:span text:style-name="T6"/></text:p>
      <text:p text:style-name="P7"><text:soft-page-break/><text:span text:style-name="T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Liberation Serif" fo:font-family="'Liberation Serif'" style:font-family-generic="roman" style:font-pitch="variable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5T16:24:00</meta:creation-date>
    <dc:date>2025-04-02T15:59:57.118000000</dc:date>
    <meta:editing-duration>PT49M27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5" meta:word-count="11" meta:character-count="77" meta:non-whitespace-character-count="70"/>
  </office:meta>
</office:document-meta>
</file>